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marker-end="Puntas_20_de_20_flecha_20_1" draw:textarea-vertical-align="middle"/>
    </style:style>
    <style:style style:name="gr3" style:family="graphic" style:parent-style-name="standard">
      <style:graphic-properties draw:marker-start="" draw:marker-end="Puntas_20_de_20_flecha_20_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marker-start="Puntas_20_de_20_flecha_20_1" draw:marker-end="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102cm" svg:height="0.962cm" svg:x="2cm" svg:y="3.5cm">
          <draw:text-box>
            <text:p>ALUMNO(<text:span text:style-name="T1">DNI_alumno</text:span><text:span text:style-name="T2">,Domicilio,Nombre_al,Apellidos</text:span>)</text:p>
          </draw:text-box>
        </draw:frame>
        <draw:frame draw:style-name="gr1" draw:text-style-name="P1" draw:layer="layout" svg:width="15.102cm" svg:height="0.962cm" svg:x="2.05cm" svg:y="6.25cm">
          <draw:text-box>
            <text:p>ESTUDIA(<text:span text:style-name="T1">DNI_alumno</text:span>,<text:span text:style-name="T1">Nombre_asig,Curso</text:span>,Nota)</text:p>
          </draw:text-box>
        </draw:frame>
        <draw:frame draw:style-name="gr1" draw:text-style-name="P1" draw:layer="layout" svg:width="11.035cm" svg:height="0.962cm" svg:x="2.1cm" svg:y="8.4cm">
          <draw:text-box>
            <text:p>ASIGNATURA(<text:span text:style-name="T1">Nombre_asig</text:span>,<text:span text:style-name="T1">Curso</text:span>)</text:p>
          </draw:text-box>
        </draw:frame>
        <draw:connector draw:style-name="gr2" draw:text-style-name="P2" draw:layer="layout" svg:x1="7.752cm" svg:y1="8.17cm" svg:x2="10.258cm" svg:y2="7.427cm" svg:d="M7752 8170h1253v-743h1253" svg:viewBox="0 0 2507 744">
          <text:p/>
        </draw:connector>
        <draw:connector draw:style-name="gr3" draw:text-style-name="P2" draw:layer="layout" svg:x1="5.617cm" svg:y1="5.988cm" svg:x2="7.798cm" svg:y2="4.688cm" svg:d="M5617 5988h1091v-1300h1090" svg:viewBox="0 0 2182 1301">
          <text:p/>
        </draw:connector>
        <draw:frame draw:style-name="gr1" draw:text-style-name="P1" draw:layer="layout" svg:width="4.418cm" svg:height="0.962cm" svg:x="2cm" svg:y="2cm">
          <draw:text-box>
            <text:p>EJERCICIO 1</text:p>
          </draw:text-box>
        </draw:frame>
        <draw:frame draw:style-name="gr1" draw:text-style-name="P1" draw:layer="layout" svg:width="4.418cm" svg:height="0.962cm" svg:x="2.082cm" svg:y="10.788cm">
          <draw:text-box>
            <text:p>EJERCICIO 2</text:p>
          </draw:text-box>
        </draw:frame>
        <draw:frame draw:style-name="gr1" draw:text-style-name="P1" draw:layer="layout" svg:width="16.102cm" svg:height="0.962cm" svg:x="2.25cm" svg:y="12cm">
          <draw:text-box>
            <text:p>ALUMNO(<text:span text:style-name="T1">DNI_alumno</text:span><text:span text:style-name="T2">,Domicilio,Nombre_al,Apellidos</text:span>)</text:p>
          </draw:text-box>
        </draw:frame>
        <draw:frame draw:style-name="gr1" draw:text-style-name="P1" draw:layer="layout" svg:width="15.102cm" svg:height="0.962cm" svg:x="2.3cm" svg:y="14.75cm">
          <draw:text-box>
            <text:p>ESTUDIA(<text:span text:style-name="T1">DNI_alumno</text:span>,<text:span text:style-name="T1">Nombre_asig,Curso</text:span>,Nota)</text:p>
          </draw:text-box>
        </draw:frame>
        <draw:frame draw:style-name="gr1" draw:text-style-name="P1" draw:layer="layout" svg:width="14.311cm" svg:height="0.962cm" svg:x="2.35cm" svg:y="16.9cm">
          <draw:text-box>
            <text:p>ASIGNATURA(<text:span text:style-name="T1">Nombre_asig</text:span>,<text:span text:style-name="T1">Curso</text:span>,CARRERA)</text:p>
          </draw:text-box>
        </draw:frame>
        <draw:connector draw:style-name="gr2" draw:text-style-name="P2" draw:layer="layout" svg:x1="8.002cm" svg:y1="16.67cm" svg:x2="10.508cm" svg:y2="15.927cm" svg:d="M8002 16670h1253v-743h1253" svg:viewBox="0 0 2507 744">
          <text:p/>
        </draw:connector>
        <draw:connector draw:style-name="gr3" draw:text-style-name="P2" draw:layer="layout" svg:x1="5.867cm" svg:y1="14.488cm" svg:x2="8.048cm" svg:y2="13.188cm" svg:d="M5867 14488h1091v-1300h1090" svg:viewBox="0 0 2182 1301">
          <text:p/>
        </draw:connector>
        <draw:frame draw:style-name="gr1" draw:text-style-name="P1" draw:layer="layout" svg:width="10.463cm" svg:height="0.962cm" svg:x="2.55cm" svg:y="19.25cm">
          <draw:text-box>
            <text:p>CARRERA(<text:span text:style-name="T1">Cod_carrera</text:span>,Duración)</text:p>
          </draw:text-box>
        </draw:frame>
        <draw:connector draw:style-name="gr2" draw:text-style-name="P2" draw:layer="layout" svg:x1="8.448cm" svg:y1="18.985cm" svg:x2="15.434cm" svg:y2="18.135cm" svg:d="M8448 18985h3493v-850h3493" svg:viewBox="0 0 6987 851">
          <text:p/>
        </draw:connector>
        <draw:frame draw:style-name="gr1" draw:text-style-name="P1" draw:layer="layout" svg:width="2.547cm" svg:height="0.962cm" svg:x="7.4cm" svg:y="5.05cm">
          <draw:text-box>
            <text:p>BR:MC</text:p>
          </draw:text-box>
        </draw:frame>
        <draw:frame draw:style-name="gr1" draw:text-style-name="P1" draw:layer="layout" svg:width="2.547cm" svg:height="0.962cm" svg:x="9.75cm" svg:y="7.55cm">
          <draw:text-box>
            <text:p>BR:MC</text:p>
          </draw:text-box>
        </draw:frame>
        <draw:frame draw:style-name="gr1" draw:text-style-name="P1" draw:layer="layout" svg:width="2.547cm" svg:height="0.962cm" svg:x="7.95cm" svg:y="13.6cm">
          <draw:text-box>
            <text:p>BR:MC</text:p>
          </draw:text-box>
        </draw:frame>
        <draw:frame draw:style-name="gr1" draw:text-style-name="P1" draw:layer="layout" svg:width="2.547cm" svg:height="0.962cm" svg:x="10.75cm" svg:y="15.95cm">
          <draw:text-box>
            <text:p>BR:MC</text:p>
          </draw:text-box>
        </draw:frame>
        <draw:frame draw:style-name="gr1" draw:text-style-name="P1" draw:layer="layout" svg:width="2.547cm" svg:height="0.962cm" svg:x="13.4cm" svg:y="18.55cm">
          <draw:text-box>
            <text:p>BR:MC</text:p>
          </draw:text-box>
        </draw:frame>
      </draw:page>
      <draw:page draw:name="page2" draw:style-name="dp1" draw:master-page-name="Predeterminado">
        <draw:frame draw:style-name="gr1" draw:text-style-name="P1" draw:layer="layout" svg:width="3.961cm" svg:height="0.962cm" svg:x="2cm" svg:y="2cm">
          <draw:text-box>
            <text:p>EJECICIO 3</text:p>
          </draw:text-box>
        </draw:frame>
        <draw:frame draw:style-name="gr4" draw:text-style-name="P1" xml:id="id2" draw:id="id2" draw:layer="layout" svg:width="14.95cm" svg:height="1.673cm" svg:x="1.8cm" svg:y="4.75cm">
          <draw:text-box>
            <text:p>ALUMNO(<text:span text:style-name="T1">DNI_alumno</text:span>,Domicilio,Nombre,Apelidos,GRUPO)</text:p>
          </draw:text-box>
        </draw:frame>
        <draw:frame draw:style-name="gr1" draw:text-style-name="P1" xml:id="id4" draw:id="id4" draw:layer="layout" svg:width="8.965cm" svg:height="0.962cm" svg:x="2.25cm" svg:y="10.3cm">
          <draw:text-box>
            <text:p>GRUPO(<text:span text:style-name="T1">Cod_gr</text:span>,Letra,Curso)</text:p>
          </draw:text-box>
        </draw:frame>
        <draw:connector draw:style-name="gr2" draw:text-style-name="P2" draw:layer="layout" svg:x1="6.008cm" svg:y1="7.496cm" svg:x2="3.087cm" svg:y2="6.724cm" svg:d="M6008 7496h-1460v-772h-1461" svg:viewBox="0 0 2922 773">
          <text:p/>
        </draw:connector>
        <draw:frame draw:style-name="gr1" draw:text-style-name="P1" xml:id="id3" draw:id="id3" draw:layer="layout" svg:width="12.635cm" svg:height="0.962cm" svg:x="2.3cm" svg:y="8.25cm">
          <draw:text-box>
            <text:p>G_A_P(<text:span text:style-name="T1">Cod_gr</text:span>,<text:span text:style-name="T1">Nombre_asign,DNI_prof</text:span>)</text:p>
          </draw:text-box>
        </draw:frame>
        <draw:frame draw:style-name="gr1" draw:text-style-name="P1" xml:id="id6" draw:id="id6" draw:layer="layout" svg:width="11.281cm" svg:height="0.962cm" svg:x="2.1cm" svg:y="14.05cm">
          <draw:text-box>
            <text:p>ASIGNATURA(<text:span text:style-name="T1">Nombre_asign</text:span>,Curso)</text:p>
          </draw:text-box>
        </draw:frame>
        <draw:frame draw:style-name="gr1" draw:text-style-name="P1" xml:id="id1" draw:id="id1" draw:layer="layout" svg:width="13.481cm" svg:height="0.962cm" svg:x="1.95cm" svg:y="15.75cm">
          <draw:text-box>
            <text:p>ESTUDIA(<text:span text:style-name="T1">DNI_alumno</text:span>,<text:span text:style-name="T1">Nombre_asign</text:span>,Nota)</text:p>
          </draw:text-box>
        </draw:frame>
        <draw:connector draw:style-name="gr2" draw:text-style-name="P2" draw:layer="layout" svg:x1="15.431cm" svg:y1="16.231cm" svg:x2="16.75cm" svg:y2="5.586cm" draw:start-shape="id1" draw:start-glue-point="1" draw:end-shape="id2" draw:end-glue-point="1" svg:d="M15431 16231h1819v-10645h-500" svg:viewBox="0 0 1820 10646">
          <text:p/>
        </draw:connector>
        <draw:frame draw:style-name="gr1" draw:text-style-name="P1" xml:id="id5" draw:id="id5" draw:layer="layout" svg:width="14.946cm" svg:height="0.962cm" svg:x="2.2cm" svg:y="12.5cm">
          <draw:text-box>
            <text:p>PROFESOR(<text:span text:style-name="T1">DNI_prof</text:span>,Domicilio,Nombre,Apelidos)</text:p>
          </draw:text-box>
        </draw:frame>
        <draw:connector draw:style-name="gr2" draw:text-style-name="P2" draw:layer="layout" svg:x1="2.3cm" svg:y1="8.731cm" svg:x2="2.25cm" svg:y2="10.781cm" draw:start-shape="id3" draw:start-glue-point="3" draw:end-shape="id4" draw:end-glue-point="3" svg:d="M2300 8731h-550v2050h500" svg:viewBox="0 0 551 2051">
          <text:p/>
        </draw:connector>
        <draw:connector draw:style-name="gr2" draw:text-style-name="P2" draw:layer="layout" svg:x1="2.3cm" svg:y1="8.731cm" svg:x2="2.2cm" svg:y2="12.981cm" draw:start-shape="id3" draw:start-glue-point="3" draw:end-shape="id5" draw:end-glue-point="3" svg:d="M2300 8731h-600v4250h500" svg:viewBox="0 0 601 4251">
          <text:p/>
        </draw:connector>
        <draw:connector draw:style-name="gr2" draw:text-style-name="P2" draw:layer="layout" svg:x1="2.3cm" svg:y1="8.731cm" svg:x2="2.1cm" svg:y2="14.531cm" draw:start-shape="id3" draw:start-glue-point="3" draw:end-shape="id6" draw:end-glue-point="3" svg:d="M2300 8731h-700v5800h500" svg:viewBox="0 0 701 5801">
          <text:p/>
        </draw:connector>
        <draw:connector draw:style-name="gr2" draw:text-style-name="P2" draw:layer="layout" svg:x1="15.431cm" svg:y1="16.231cm" svg:x2="13.381cm" svg:y2="14.531cm" draw:start-shape="id1" draw:start-glue-point="1" draw:end-shape="id6" draw:end-glue-point="1" svg:d="M15431 16231h500v-1700h-2550" svg:viewBox="0 0 2551 1701">
          <text:p/>
        </draw:connector>
        <draw:frame draw:style-name="gr1" draw:text-style-name="P1" draw:layer="layout" svg:width="2.547cm" svg:height="0.962cm" svg:x="6.453cm" svg:y="6.788cm">
          <draw:text-box>
            <text:p>BR:MC</text:p>
          </draw:text-box>
        </draw:frame>
        <draw:frame draw:style-name="gr1" draw:text-style-name="P1" draw:layer="layout" svg:width="2.547cm" svg:height="0.962cm" svg:x="2.65cm" svg:y="9.35cm">
          <draw:text-box>
            <text:p>BR:MC</text:p>
          </draw:text-box>
        </draw:frame>
        <draw:frame draw:style-name="gr1" draw:text-style-name="P1" draw:layer="layout" svg:width="2.547cm" svg:height="0.962cm" svg:x="2.75cm" svg:y="11.45cm">
          <draw:text-box>
            <text:p>BR:MC</text:p>
          </draw:text-box>
        </draw:frame>
        <draw:frame draw:style-name="gr1" draw:text-style-name="P1" draw:layer="layout" svg:width="2.547cm" svg:height="0.962cm" svg:x="2.85cm" svg:y="13.4cm">
          <draw:text-box>
            <text:p>BR:MC</text:p>
          </draw:text-box>
        </draw:frame>
        <draw:frame draw:style-name="gr1" draw:text-style-name="P1" draw:layer="layout" svg:width="2.547cm" svg:height="0.962cm" svg:x="17.25cm" svg:y="13.75cm">
          <draw:text-box>
            <text:p>BR:MC</text:p>
          </draw:text-box>
        </draw:frame>
      </draw:page>
      <draw:page draw:name="page3" draw:style-name="dp1" draw:master-page-name="Predeterminado">
        <draw:frame draw:style-name="gr1" draw:text-style-name="P1" draw:layer="layout" svg:width="4.418cm" svg:height="0.962cm" svg:x="2.25cm" svg:y="2cm">
          <draw:text-box>
            <text:p>EJERCICIO 4</text:p>
          </draw:text-box>
        </draw:frame>
        <draw:frame draw:style-name="gr1" draw:text-style-name="P1" draw:layer="layout" svg:width="14.836cm" svg:height="0.962cm" svg:x="2.5cm" svg:y="4cm">
          <draw:text-box>
            <text:p>CLIENTE(<text:span text:style-name="T1">DNI_cliente</text:span><text:span text:style-name="T2">,Domicilio,Nombre,Apelidos</text:span>)</text:p>
          </draw:text-box>
        </draw:frame>
        <draw:frame draw:style-name="gr1" draw:text-style-name="P1" draw:layer="layout" svg:width="8.571cm" svg:height="0.962cm" svg:x="2.55cm" svg:y="6cm">
          <draw:text-box>
            <text:p>CL_CU(<text:span text:style-name="T1">DNI_cliente</text:span>,<text:span text:style-name="T1">Cod_c</text:span>)</text:p>
          </draw:text-box>
        </draw:frame>
        <draw:frame draw:style-name="gr1" draw:text-style-name="P1" xml:id="id8" draw:id="id8" draw:layer="layout" svg:width="16.8cm" svg:height="0.962cm" svg:x="2.45cm" svg:y="8cm">
          <draw:text-box>
            <text:p>CUENTA(<text:span text:style-name="T1">DNI_cliente</text:span>,Dig_cuenta,CLIENTE,SUCURSAL)</text:p>
          </draw:text-box>
        </draw:frame>
        <draw:connector draw:style-name="gr3" draw:text-style-name="P2" draw:layer="layout" svg:x1="6.559cm" svg:y1="7.717cm" svg:x2="9.37cm" svg:y2="7.221cm" svg:d="M6559 7717h1406v-496h1405" svg:viewBox="0 0 2812 497">
          <text:p/>
        </draw:connector>
        <draw:connector draw:style-name="gr2" draw:text-style-name="P2" draw:layer="layout" svg:x1="6.284cm" svg:y1="5.512cm" svg:x2="7.772cm" svg:y2="5.291cm" svg:d="M6284 5512h744v-221h744" svg:viewBox="0 0 1489 222">
          <text:p/>
        </draw:connector>
        <draw:frame draw:style-name="gr1" draw:text-style-name="P1" draw:layer="layout" svg:width="11.306cm" svg:height="0.962cm" svg:x="2.45cm" svg:y="11.15cm">
          <draw:text-box>
            <text:p>SUCURSAL(<text:span text:style-name="T1">Cod_sucursal</text:span><text:span text:style-name="T2">,CUENTA</text:span>)</text:p>
          </draw:text-box>
        </draw:frame>
        <draw:connector draw:style-name="gr2" draw:text-style-name="P2" draw:layer="layout" svg:x1="8.599cm" svg:y1="10.748cm" svg:x2="15.489cm" svg:y2="9.37cm" svg:d="M8599 10748h3445v-1378h3445" svg:viewBox="0 0 6891 1379">
          <text:p/>
        </draw:connector>
        <draw:frame draw:style-name="gr1" draw:text-style-name="P1" xml:id="id7" draw:id="id7" draw:layer="layout" svg:width="16.132cm" svg:height="0.962cm" svg:x="2.7cm" svg:y="13.25cm">
          <draw:text-box>
            <text:p>TRANSACCIÓN(<text:span text:style-name="T1">Número_tr</text:span>,Fecha,Cantidad,CUENTA)</text:p>
          </draw:text-box>
        </draw:frame>
        <draw:connector draw:style-name="gr2" draw:text-style-name="P2" draw:layer="layout" svg:x1="2.7cm" svg:y1="13.731cm" svg:x2="2.45cm" svg:y2="8.481cm" draw:start-shape="id7" draw:start-glue-point="3" draw:end-shape="id8" draw:end-glue-point="3" svg:d="M2700 13731h-750v-5250h500" svg:viewBox="0 0 751 5251">
          <text:p/>
        </draw:connector>
      </draw:page>
      <draw:page draw:name="page4" draw:style-name="dp1" draw:master-page-name="Predeterminado">
        <draw:frame draw:style-name="gr1" draw:text-style-name="P1" draw:layer="layout" svg:width="4.418cm" svg:height="0.962cm" svg:x="2cm" svg:y="1.75cm">
          <draw:text-box>
            <text:p>EJERCICIO 5</text:p>
          </draw:text-box>
        </draw:frame>
        <draw:frame draw:style-name="gr1" draw:text-style-name="P1" xml:id="id9" draw:id="id9" draw:layer="layout" svg:width="13.85cm" svg:height="0.962cm" svg:x="2.25cm" svg:y="3.5cm">
          <draw:text-box>
            <text:p>CLIENTE(<text:span text:style-name="T1">DNI_cl</text:span>,Nombre_cl,Apelidos_cl,Sexo)</text:p>
          </draw:text-box>
        </draw:frame>
        <draw:frame draw:style-name="gr1" draw:text-style-name="P1" xml:id="id10" draw:id="id10" draw:layer="layout" svg:width="12.334cm" svg:height="0.962cm" svg:x="2.25cm" svg:y="5.5cm">
          <draw:text-box>
            <text:p>HOMBRE(<text:span text:style-name="T1">DNI_cl</text:span>,Nombre_cl,Apelidos_cl)</text:p>
          </draw:text-box>
        </draw:frame>
        <draw:frame draw:style-name="gr1" draw:text-style-name="P1" xml:id="id11" draw:id="id11" draw:layer="layout" svg:width="11.733cm" svg:height="0.962cm" svg:x="2.25cm" svg:y="7.3cm">
          <draw:text-box>
            <text:p>MUJER(<text:span text:style-name="T1">DNI_cl</text:span>,Nombre_cl,Apelidos_cl)</text:p>
          </draw:text-box>
        </draw:frame>
        <draw:connector draw:style-name="gr2" draw:text-style-name="P2" draw:layer="layout" svg:x1="2.25cm" svg:y1="3.981cm" svg:x2="2.25cm" svg:y2="5.981cm" draw:start-shape="id9" draw:start-glue-point="3" draw:end-shape="id10" draw:end-glue-point="3" svg:d="M2250 3981h-500v2000h500" svg:viewBox="0 0 501 2001">
          <text:p/>
        </draw:connector>
        <draw:connector draw:style-name="gr2" draw:text-style-name="P2" draw:layer="layout" svg:x1="2.25cm" svg:y1="3.981cm" svg:x2="2.25cm" svg:y2="7.781cm" draw:start-shape="id9" draw:start-glue-point="3" draw:end-shape="id11" draw:end-glue-point="3" svg:d="M2250 3981h-500v3800h500" svg:viewBox="0 0 501 3801">
          <text:p/>
        </draw:connector>
        <draw:frame draw:style-name="gr1" draw:text-style-name="P1" xml:id="id12" draw:id="id12" draw:layer="layout" svg:width="6.353cm" svg:height="0.962cm" svg:x="2.5cm" svg:y="9.25cm">
          <draw:text-box>
            <text:p>CASA(<text:span text:style-name="T1">DNI_cl</text:span><text:span text:style-name="T2">,fecha</text:span>)</text:p>
          </draw:text-box>
        </draw:frame>
        <draw:connector draw:style-name="gr2" draw:text-style-name="P2" draw:layer="layout" svg:x1="8.853cm" svg:y1="9.731cm" svg:x2="13.983cm" svg:y2="7.781cm" draw:start-shape="id12" draw:start-glue-point="1" draw:end-shape="id11" draw:end-glue-point="1" svg:d="M8853 9731h5630v-1950h-500" svg:viewBox="0 0 5631 1951">
          <text:p/>
        </draw:connector>
        <draw:connector draw:style-name="gr2" draw:text-style-name="P2" draw:layer="layout" svg:x1="8.853cm" svg:y1="9.731cm" svg:x2="14.584cm" svg:y2="5.981cm" draw:start-shape="id12" draw:start-glue-point="1" draw:end-shape="id10" draw:end-glue-point="1" svg:d="M8853 9731h6231v-3750h-500" svg:viewBox="0 0 6232 3751">
          <text:p/>
        </draw:connector>
        <draw:frame draw:style-name="gr1" draw:text-style-name="P1" xml:id="id13" draw:id="id13" draw:layer="layout" svg:width="6.023cm" svg:height="0.962cm" svg:x="2.65cm" svg:y="11cm">
          <draw:text-box>
            <text:p>CITA(<text:span text:style-name="T1">DNI_cl</text:span>,fecha)</text:p>
          </draw:text-box>
        </draw:frame>
        <draw:connector draw:style-name="gr2" draw:text-style-name="P2" draw:layer="layout" svg:x1="2.65cm" svg:y1="11.481cm" svg:x2="2.5cm" svg:y2="9.731cm" draw:start-shape="id13" draw:start-glue-point="3" draw:end-shape="id12" draw:end-glue-point="3" svg:d="M2650 11481h-650v-1750h500" svg:viewBox="0 0 651 1751">
          <text:p/>
        </draw:connector>
        <draw:frame draw:style-name="gr1" draw:text-style-name="P1" xml:id="id14" draw:id="id14" draw:layer="layout" svg:width="15.365cm" svg:height="1.673cm" svg:x="2.4cm" svg:y="13.7cm">
          <draw:text-box>
            <text:p>EMPLEADO(<text:span text:style-name="T1">DNI_emp</text:span>,Nombre_emp,Apelidos_emp,</text:p>
            <text:p>Tipo)</text:p>
          </draw:text-box>
        </draw:frame>
        <draw:frame draw:style-name="gr1" draw:text-style-name="P1" xml:id="id15" draw:id="id15" draw:layer="layout" svg:width="13.922cm" svg:height="0.962cm" svg:x="2.45cm" svg:y="16.8cm">
          <draw:text-box>
            <text:p>SOCIO(<text:span text:style-name="T1">DNI_emp</text:span>,Nombre_emp,Apelidos_emp)</text:p>
          </draw:text-box>
        </draw:frame>
        <draw:frame draw:style-name="gr1" draw:text-style-name="P1" xml:id="id16" draw:id="id16" draw:layer="layout" svg:width="15.141cm" svg:height="1.673cm" svg:x="2.5cm" svg:y="19.25cm">
          <draw:text-box>
            <text:p>DIRECTOR(<text:span text:style-name="T1">DNI_emp</text:span>,Nombre_emp,Apelidos_emp,</text:p>
            <text:p>SOCIO)</text:p>
          </draw:text-box>
        </draw:frame>
        <draw:connector draw:style-name="gr2" draw:text-style-name="P2" draw:layer="layout" svg:x1="2.4cm" svg:y1="14.536cm" svg:x2="2.45cm" svg:y2="17.281cm" draw:start-shape="id14" draw:start-glue-point="3" draw:end-shape="id15" draw:end-glue-point="3" svg:d="M2400 14536h-500v2745h550" svg:viewBox="0 0 551 2746">
          <text:p/>
        </draw:connector>
        <draw:connector draw:style-name="gr2" draw:text-style-name="P2" draw:layer="layout" svg:x1="2.4cm" svg:y1="14.536cm" svg:x2="2.5cm" svg:y2="20.086cm" draw:start-shape="id14" draw:start-glue-point="3" draw:end-shape="id16" draw:end-glue-point="3" svg:d="M2400 14536h-500v5550h600" svg:viewBox="0 0 601 5551">
          <text:p/>
        </draw:connector>
        <draw:frame draw:style-name="gr1" draw:text-style-name="P1" xml:id="id17" draw:id="id17" draw:layer="layout" svg:width="14.874cm" svg:height="1.673cm" svg:x="2.45cm" svg:y="22.5cm">
          <draw:text-box>
            <text:p>ADMINIST(<text:span text:style-name="T1">DNI_emp</text:span>,Nombre_emp,Apelidos_emp,</text:p>
            <text:p>DIRECTOR)</text:p>
          </draw:text-box>
        </draw:frame>
        <draw:connector draw:style-name="gr2" draw:text-style-name="P2" draw:layer="layout" svg:x1="2.4cm" svg:y1="14.536cm" svg:x2="2.45cm" svg:y2="23.336cm" draw:start-shape="id14" draw:start-glue-point="3" draw:end-shape="id17" draw:end-glue-point="3" svg:d="M2400 14536h-500v8800h550" svg:viewBox="0 0 551 8801">
          <text:p/>
        </draw:connector>
        <draw:connector draw:style-name="gr2" draw:text-style-name="P2" draw:layer="layout" svg:x1="17.641cm" svg:y1="20.086cm" svg:x2="8.673cm" svg:y2="11.481cm" draw:start-shape="id16" draw:start-glue-point="1" draw:end-shape="id13" draw:end-glue-point="1" svg:d="M17641 20086h500v-8605h-9468" svg:viewBox="0 0 9469 8606">
          <text:p/>
        </draw:connector>
        <draw:frame draw:style-name="gr1" draw:text-style-name="P1" draw:layer="layout" svg:width="2.547cm" svg:height="0.962cm" svg:x="2.25cm" svg:y="4.55cm">
          <draw:text-box>
            <text:p>BR:MC</text:p>
          </draw:text-box>
        </draw:frame>
        <draw:frame draw:style-name="gr1" draw:text-style-name="P1" draw:layer="layout" svg:width="2.547cm" svg:height="0.962cm" svg:x="2.25cm" svg:y="6.45cm">
          <draw:text-box>
            <text:p>BR:MC</text:p>
          </draw:text-box>
        </draw:frame>
        <draw:frame draw:style-name="gr1" draw:text-style-name="P1" draw:layer="layout" svg:width="2.547cm" svg:height="0.962cm" svg:x="13.15cm" svg:y="9.85cm">
          <draw:text-box>
            <text:p>BR:MC</text:p>
          </draw:text-box>
        </draw:frame>
        <draw:frame draw:style-name="gr1" draw:text-style-name="P1" draw:layer="layout" svg:width="2.547cm" svg:height="0.962cm" svg:x="12.951cm" svg:y="11.75cm">
          <draw:text-box>
            <text:p>BR:MC</text:p>
          </draw:text-box>
        </draw:frame>
        <draw:frame draw:style-name="gr1" draw:text-style-name="P1" draw:layer="layout" svg:width="2.547cm" svg:height="0.962cm" svg:x="2.75cm" svg:y="15.538cm">
          <draw:text-box>
            <text:p>BR:MC</text:p>
          </draw:text-box>
        </draw:frame>
        <draw:frame draw:style-name="gr1" draw:text-style-name="P1" draw:layer="layout" svg:width="2.547cm" svg:height="0.962cm" svg:x="2.703cm" svg:y="18cm">
          <draw:text-box>
            <text:p>BR:MC</text:p>
          </draw:text-box>
        </draw:frame>
        <draw:frame draw:style-name="gr1" draw:text-style-name="P1" draw:layer="layout" svg:width="2.547cm" svg:height="0.962cm" svg:x="2.5cm" svg:y="21.2cm">
          <draw:text-box>
            <text:p>BR:MC</text:p>
          </draw:text-box>
        </draw:frame>
      </draw:page>
      <draw:page draw:name="page5" draw:style-name="dp1" draw:master-page-name="Predeterminado">
        <draw:frame draw:style-name="gr1" draw:text-style-name="P1" draw:layer="layout" svg:width="4.418cm" svg:height="0.962cm" svg:x="1.75cm" svg:y="2.25cm">
          <draw:text-box>
            <text:p>EJERCICIO 6</text:p>
          </draw:text-box>
        </draw:frame>
        <draw:frame draw:style-name="gr1" draw:text-style-name="P1" xml:id="id19" draw:id="id19" draw:layer="layout" svg:width="16.445cm" svg:height="1.673cm" svg:x="2cm" svg:y="3.95cm">
          <draw:text-box>
            <text:p>DIRECTOR(<text:span text:style-name="T1">Cod_director</text:span>,Nacionalidad_dir,Nombre_dir,</text:p>
            <text:p>Apelidos_dir)</text:p>
          </draw:text-box>
        </draw:frame>
        <draw:frame draw:style-name="gr1" draw:text-style-name="P1" xml:id="id18" draw:id="id18" draw:layer="layout" svg:width="14.341cm" svg:height="1.673cm" svg:x="2.05cm" svg:y="7.2cm">
          <draw:text-box>
            <text:p>PELICULA(<text:span text:style-name="T1">Titulo</text:span>.Nacionalidad,Productor,Fecha,</text:p>
            <text:p>DIRECTOR)</text:p>
          </draw:text-box>
        </draw:frame>
        <draw:connector draw:style-name="gr2" draw:text-style-name="P2" draw:layer="layout" svg:x1="2.05cm" svg:y1="8.036cm" svg:x2="2cm" svg:y2="4.786cm" draw:start-shape="id18" draw:start-glue-point="3" draw:end-shape="id19" draw:end-glue-point="3" svg:d="M2050 8036h-550v-3250h500" svg:viewBox="0 0 551 3251">
          <text:p/>
        </draw:connector>
        <draw:frame draw:style-name="gr1" draw:text-style-name="P1" xml:id="id21" draw:id="id21" draw:layer="layout" svg:width="11.124cm" svg:height="0.962cm" svg:x="2.1cm" svg:y="19.8cm">
          <draw:text-box>
            <text:p>PARTICIPA(<text:span text:style-name="T1">Titulo</text:span>,<text:span text:style-name="T1">Nombre_act</text:span><text:span text:style-name="T2">,Tipo</text:span>)</text:p>
          </draw:text-box>
        </draw:frame>
        <draw:frame draw:style-name="gr1" draw:text-style-name="P1" xml:id="id20" draw:id="id20" draw:layer="layout" svg:width="13.269cm" svg:height="0.962cm" svg:x="2.25cm" svg:y="21.8cm">
          <draw:text-box>
            <text:p>ACTOR(<text:span text:style-name="T1">Nombre_act</text:span>,Nacionalidad_dir,Sexo)</text:p>
          </draw:text-box>
        </draw:frame>
        <draw:connector draw:style-name="gr2" draw:text-style-name="P2" draw:layer="layout" svg:x1="2.25cm" svg:y1="22.281cm" svg:x2="2.1cm" svg:y2="20.281cm" draw:start-shape="id20" draw:start-glue-point="3" draw:end-shape="id21" draw:end-glue-point="3" svg:d="M2250 22281h-650v-2000h500" svg:viewBox="0 0 651 2001">
          <text:p/>
        </draw:connector>
        <draw:connector draw:style-name="gr2" draw:text-style-name="P2" draw:layer="layout" draw:line-skew="1.609cm" svg:x1="13.224cm" svg:y1="20.281cm" svg:x2="16.391cm" svg:y2="8.036cm" draw:start-shape="id21" draw:start-glue-point="1" draw:end-shape="id18" draw:end-glue-point="1" svg:d="M13224 20281h5276v-12245h-2109" svg:viewBox="0 0 5277 12246">
          <text:p/>
        </draw:connector>
        <draw:frame draw:style-name="gr1" draw:text-style-name="P1" xml:id="id22" draw:id="id22" draw:layer="layout" svg:width="10.01cm" svg:height="1.673cm" svg:x="2.05cm" svg:y="10.75cm">
          <draw:text-box>
            <text:p>EJEMPLO(<text:span text:style-name="T1">Titulo</text:span>,Num_ejemplar,</text:p>
            <text:p>Estado_conversación,PELICULA)</text:p>
          </draw:text-box>
        </draw:frame>
        <draw:connector draw:style-name="gr2" draw:text-style-name="P2" draw:layer="layout" svg:x1="2.05cm" svg:y1="8.036cm" svg:x2="2.05cm" svg:y2="11.586cm" draw:start-shape="id18" draw:start-glue-point="3" draw:end-shape="id22" draw:end-glue-point="3" svg:d="M2050 8036h-500v3550h500" svg:viewBox="0 0 501 3551">
          <text:p/>
        </draw:connector>
        <draw:frame draw:style-name="gr5" draw:text-style-name="P1" xml:id="id23" draw:id="id23" draw:layer="layout" svg:width="12.65cm" svg:height="1.673cm" svg:x="2.1cm" svg:y="13.4cm">
          <draw:text-box>
            <text:p>ALQUILA(<text:span text:style-name="T1">Cod_ejemplar</text:span>,<text:span text:style-name="T1">DNI</text:span><text:span text:style-name="T2">,fecha_inicio,fecha_fin</text:span>)</text:p>
          </draw:text-box>
        </draw:frame>
        <draw:connector draw:style-name="gr2" draw:text-style-name="P2" draw:layer="layout" svg:x1="14.75cm" svg:y1="14.236cm" svg:x2="12.06cm" svg:y2="11.586cm" draw:start-shape="id23" draw:start-glue-point="1" draw:end-shape="id22" draw:end-glue-point="1" svg:d="M14750 14236h500v-2650h-3190" svg:viewBox="0 0 3191 2651">
          <text:p/>
        </draw:connector>
        <draw:frame draw:style-name="gr1" draw:text-style-name="P1" xml:id="id24" draw:id="id24" draw:layer="layout" svg:width="12.779cm" svg:height="0.962cm" svg:x="2.25cm" svg:y="16cm">
          <draw:text-box>
            <text:p>SOCIO(<text:span text:style-name="T1">DNI</text:span><text:span text:style-name="T2">,Nombre_soc,Dirección,AVALA</text:span>)</text:p>
          </draw:text-box>
        </draw:frame>
        <draw:connector draw:style-name="gr2" draw:text-style-name="P2" draw:layer="layout" svg:x1="2.25cm" svg:y1="16.481cm" svg:x2="2.1cm" svg:y2="14.236cm" draw:start-shape="id24" draw:start-glue-point="3" draw:end-shape="id23" draw:end-glue-point="3" svg:d="M2250 16481h-650v-2245h500" svg:viewBox="0 0 651 2246">
          <text:p/>
        </draw:connector>
        <draw:frame draw:style-name="gr1" draw:text-style-name="P1" draw:layer="layout" svg:width="2.547cm" svg:height="0.962cm" svg:x="2.2cm" svg:y="5.85cm">
          <draw:text-box>
            <text:p>BR:MR</text:p>
          </draw:text-box>
        </draw:frame>
        <draw:frame draw:style-name="gr1" draw:text-style-name="P1" draw:layer="layout" svg:width="2.547cm" svg:height="0.962cm" svg:x="2.25cm" svg:y="9.3cm">
          <draw:text-box>
            <text:p>BR:MC</text:p>
          </draw:text-box>
        </draw:frame>
        <draw:frame draw:style-name="gr1" draw:text-style-name="P1" draw:layer="layout" svg:width="2.547cm" svg:height="0.962cm" svg:x="15.5cm" svg:y="12.5cm">
          <draw:text-box>
            <text:p>BR:MR</text:p>
          </draw:text-box>
        </draw:frame>
        <draw:frame draw:style-name="gr1" draw:text-style-name="P1" draw:layer="layout" svg:width="2.547cm" svg:height="0.962cm" svg:x="2.25cm" svg:y="15cm">
          <draw:text-box>
            <text:p>BR:MC</text:p>
          </draw:text-box>
        </draw:frame>
        <draw:frame draw:style-name="gr1" draw:text-style-name="P1" draw:layer="layout" svg:width="2.547cm" svg:height="0.962cm" svg:x="15.203cm" svg:y="20.538cm">
          <draw:text-box>
            <text:p>BR:MC</text:p>
          </draw:text-box>
        </draw:frame>
      </draw:page>
      <draw:page draw:name="page6" draw:style-name="dp1" draw:master-page-name="Predeterminado">
        <draw:frame draw:style-name="gr1" draw:text-style-name="P1" draw:layer="layout" svg:width="4.418cm" svg:height="0.962cm" svg:x="1.75cm" svg:y="2cm">
          <draw:text-box>
            <text:p>EJERCICIO 7</text:p>
          </draw:text-box>
        </draw:frame>
        <draw:frame draw:style-name="gr1" draw:text-style-name="P1" xml:id="id26" draw:id="id26" draw:layer="layout" svg:width="15.162cm" svg:height="0.962cm" svg:x="1.95cm" svg:y="4cm">
          <draw:text-box>
            <text:p>EMPLEADO(<text:span text:style-name="T1">Cod_empleado</text:span>,Dni,Nombre,Apelidos)</text:p>
          </draw:text-box>
        </draw:frame>
        <draw:frame draw:style-name="gr1" draw:text-style-name="P1" xml:id="id25" draw:id="id25" draw:layer="layout" svg:width="10.802cm" svg:height="0.962cm" svg:x="2.15cm" svg:y="6cm">
          <draw:text-box>
            <text:p>AQUILA(<text:span text:style-name="T1">Cod_empleado</text:span>,<text:span text:style-name="T1">DNI</text:span><text:span text:style-name="T2">,fecha</text:span>)</text:p>
          </draw:text-box>
        </draw:frame>
        <draw:connector draw:style-name="gr3" draw:text-style-name="P2" draw:layer="layout" svg:x1="2.15cm" svg:y1="6.481cm" svg:x2="1.95cm" svg:y2="4.481cm" draw:start-shape="id25" draw:start-glue-point="3" draw:end-shape="id26" draw:end-glue-point="3" svg:d="M2150 6481h-700v-2000h500" svg:viewBox="0 0 701 2001">
          <text:p/>
        </draw:connector>
        <draw:frame draw:style-name="gr1" draw:text-style-name="P1" xml:id="id27" draw:id="id27" draw:layer="layout" svg:width="13.016cm" svg:height="0.962cm" svg:x="2.3cm" svg:y="8.3cm">
          <draw:text-box>
            <text:p>SOCIO(<text:span text:style-name="T1">DNI</text:span><text:span text:style-name="T2">,Nombre,Dirección,EMPLEADO</text:span>)</text:p>
          </draw:text-box>
        </draw:frame>
        <draw:connector draw:style-name="gr3" draw:text-style-name="P2" draw:layer="layout" svg:x1="2.15cm" svg:y1="6.481cm" svg:x2="2.3cm" svg:y2="8.781cm" draw:start-shape="id25" draw:start-glue-point="3" draw:end-shape="id27" draw:end-glue-point="3" svg:d="M2150 6481h-500v2300h650" svg:viewBox="0 0 651 2301">
          <text:p/>
        </draw:connector>
        <draw:frame draw:style-name="gr1" draw:text-style-name="P1" xml:id="id28" draw:id="id28" draw:layer="layout" svg:width="14.92cm" svg:height="1.673cm" svg:x="2.25cm" svg:y="10.1cm">
          <draw:text-box>
            <text:p>EJEMPLAR(<text:span text:style-name="T1">Cod_ejemplar</text:span><text:span text:style-name="T2">,Num_ejemplar,SOCIO,</text:span></text:p>
            <text:p><text:span text:style-name="T2">PRODUCTO</text:span>)</text:p>
          </draw:text-box>
        </draw:frame>
        <draw:connector draw:style-name="gr2" draw:text-style-name="P2" draw:layer="layout" svg:x1="2.15cm" svg:y1="6.481cm" svg:x2="2.25cm" svg:y2="10.936cm" draw:start-shape="id25" draw:start-glue-point="3" draw:end-shape="id28" draw:end-glue-point="3" svg:d="M2150 6481h-500v4455h600" svg:viewBox="0 0 601 4456">
          <text:p/>
        </draw:connector>
        <draw:frame draw:style-name="gr1" draw:text-style-name="P1" xml:id="id29" draw:id="id29" draw:layer="layout" svg:width="10.272cm" svg:height="0.962cm" svg:x="2.75cm" svg:y="12.25cm">
          <draw:text-box>
            <text:p>PRODUCTO(<text:span text:style-name="T1">Cod_producto</text:span><text:span text:style-name="T2">,Tipo</text:span>)</text:p>
          </draw:text-box>
        </draw:frame>
        <draw:connector draw:style-name="gr2" draw:text-style-name="P2" draw:layer="layout" svg:x1="13.022cm" svg:y1="12.731cm" svg:x2="17.17cm" svg:y2="10.936cm" draw:start-shape="id29" draw:start-glue-point="1" draw:end-shape="id28" draw:end-glue-point="1" svg:d="M13022 12731h4648v-1795h-500" svg:viewBox="0 0 4649 1796">
          <text:p/>
        </draw:connector>
        <draw:frame draw:style-name="gr1" draw:text-style-name="P1" xml:id="id30" draw:id="id30" draw:layer="layout" svg:width="10.979cm" svg:height="0.962cm" svg:x="2.9cm" svg:y="14cm">
          <draw:text-box>
            <text:p>VIDEO(<text:span text:style-name="T1">Cod_producto</text:span>,Protagonista)</text:p>
          </draw:text-box>
        </draw:frame>
        <draw:connector draw:style-name="gr6" draw:text-style-name="P2" draw:layer="layout" svg:x1="2.9cm" svg:y1="14.481cm" svg:x2="2.75cm" svg:y2="12.731cm" draw:start-shape="id30" draw:start-glue-point="3" draw:end-shape="id29" draw:end-glue-point="3" svg:d="M2900 14481h-650v-1750h500" svg:viewBox="0 0 651 1751">
          <text:p/>
        </draw:connector>
        <draw:frame draw:style-name="gr1" draw:text-style-name="P1" xml:id="id31" draw:id="id31" draw:layer="layout" svg:width="8.973cm" svg:height="0.962cm" svg:x="2.9cm" svg:y="15.55cm">
          <draw:text-box>
            <text:p>DISCO(<text:span text:style-name="T1">Cod_producto</text:span>,Autor)</text:p>
          </draw:text-box>
        </draw:frame>
        <draw:connector draw:style-name="gr3" draw:text-style-name="P2" draw:layer="layout" svg:x1="2.75cm" svg:y1="12.731cm" svg:x2="2.9cm" svg:y2="16.031cm" draw:start-shape="id29" draw:start-glue-point="3" draw:end-shape="id31" draw:end-glue-point="3" svg:d="M2750 12731h-500v3300h650" svg:viewBox="0 0 651 3301">
          <text:p/>
        </draw:connector>
        <draw:frame draw:style-name="gr1" draw:text-style-name="P1" draw:layer="layout" svg:width="2.547cm" svg:height="0.962cm" svg:x="2.2cm" svg:y="5.05cm">
          <draw:text-box>
            <text:p>BR:MR</text:p>
          </draw:text-box>
        </draw:frame>
        <draw:frame draw:style-name="gr1" draw:text-style-name="P1" draw:layer="layout" svg:width="2.547cm" svg:height="0.962cm" svg:x="2.55cm" svg:y="7.2cm">
          <draw:text-box>
            <text:p>BR:MC</text:p>
          </draw:text-box>
        </draw:frame>
        <draw:frame draw:style-name="gr1" draw:text-style-name="P1" draw:layer="layout" svg:width="2.547cm" svg:height="0.962cm" svg:x="2.2cm" svg:y="9.35cm">
          <draw:text-box>
            <text:p>BR:MR</text:p>
          </draw:text-box>
        </draw:frame>
        <draw:frame draw:style-name="gr1" draw:text-style-name="P1" draw:layer="layout" svg:width="2.547cm" svg:height="0.962cm" svg:x="17.8cm" svg:y="11.55cm">
          <draw:text-box>
            <text:p>BR:MR</text:p>
          </draw:text-box>
        </draw:frame>
        <draw:frame draw:style-name="gr1" draw:text-style-name="P1" draw:layer="layout" svg:width="2.547cm" svg:height="0.962cm" svg:x="2.7cm" svg:y="13.2cm">
          <draw:text-box>
            <text:p>BR:MC</text:p>
          </draw:text-box>
        </draw:frame>
        <draw:frame draw:style-name="gr1" draw:text-style-name="P1" draw:layer="layout" svg:width="2.547cm" svg:height="0.962cm" svg:x="2.701cm" svg:y="14.7cm">
          <draw:text-box>
            <text:p>BR:MC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6T11:14:42.850000000</meta:creation-date>
    <dc:date>2025-05-26T12:54:09.183000000</dc:date>
    <meta:editing-duration>PT3M13S</meta:editing-duration>
    <meta:editing-cycles>1</meta:editing-cycles>
    <meta:document-statistic meta:object-count="112"/>
    <meta:generator>LibreOffice/7.3.4.2$Windows_X86_64 LibreOffice_project/728fec16bd5f605073805c3c9e7c4212a0120dc5</meta:generator>
  </office:meta>
</office:document-meta>
</file>